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2bca7" officeooo:paragraph-rsid="0002bca7"/>
    </style:style>
    <style:style style:name="P2" style:family="paragraph" style:parent-style-name="Standard">
      <style:text-properties officeooo:rsid="00010ea6" officeooo:paragraph-rsid="00010ea6"/>
    </style:style>
    <style:style style:name="P3" style:family="paragraph" style:parent-style-name="Standard" style:list-style-name="L1">
      <style:text-properties officeooo:rsid="0002bca7" officeooo:paragraph-rsid="0002bca7"/>
    </style:style>
    <style:style style:name="P4" style:family="paragraph" style:parent-style-name="Standard" style:list-style-name="L1">
      <style:text-properties fo:font-weight="bold" officeooo:rsid="0002bca7" officeooo:paragraph-rsid="0002bca7"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0259c9"/>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Review Meeting</text:p>
      <text:p text:style-name="P2">Date: April 8<text:span text:style-name="T1">th</text:span> 2020</text:p>
      <text:p text:style-name="P2"/>
      <text:p text:style-name="P2"><text:tab/>During the meeting we reviewed my overall site design, the purpose and use cases for the service, and how the site is to be implemented with the tools outlined in the tool selection review. <text:span text:style-name="T3">We also had time to review core content of the current state of the SPMP document. The design and structure of the site “fromwire2hire” is as follows:</text:span></text:p>
      <text:p text:style-name="P2"/>
      <text:list xml:id="list2922590839" text:style-name="L1">
        <text:list-item>
          <text:p text:style-name="P4">Main Page</text:p>
          <text:list>
            <text:list-item>
              <text:p text:style-name="P3"><text:span text:style-name="T4">Background</text:span> – features background information on the client</text:p>
            </text:list-item>
            <text:list-item>
              <text:p text:style-name="P3"><text:span text:style-name="T4">Resume</text:span> – client’s professional resume display page</text:p>
            </text:list-item>
            <text:list-item>
              <text:p text:style-name="P3"><text:span text:style-name="T4">Interests</text:span> – fields of study or career paths the client is interested in following</text:p>
            </text:list-item>
            <text:list-item>
              <text:p text:style-name="P3"><text:span text:style-name="T4">Portfolio/Projects</text:span> – links, pictures, blog posts, and details relating to individual projects the client has accumulated over the years, all displayed in a professional style portfolio</text:p>
            </text:list-item>
            <text:list-item>
              <text:p text:style-name="P3"><text:span text:style-name="T4">Contact</text:span> – basic page listing clients contact informatio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bca7" officeooo:paragraph-rsid="0002bca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sh Robertso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29T23:58:40.908332478</dc:date>
    <meta:editing-duration>PT6M59S</meta:editing-duration>
    <meta:editing-cycles>1</meta:editing-cycles>
    <meta:document-statistic meta:table-count="0" meta:image-count="0" meta:object-count="0" meta:page-count="1" meta:paragraph-count="10" meta:word-count="136" meta:character-count="840" meta:non-whitespace-character-count="714"/>
  </office:meta>
</office:document-meta>
</file>